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898cm" table:align="right"/>
    </style:style>
    <style:style style:name="Tabela1.A" style:family="table-column">
      <style:table-column-properties style:column-width="7.497cm"/>
    </style:style>
    <style:style style:name="Tabela1.B" style:family="table-column">
      <style:table-column-properties style:column-width="9.40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6.898cm" table:align="right"/>
    </style:style>
    <style:style style:name="Tabela2.A" style:family="table-column">
      <style:table-column-properties style:column-width="7.497cm"/>
    </style:style>
    <style:style style:name="Tabela2.B" style:family="table-column">
      <style:table-column-properties style:column-width="9.40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6.898cm" table:align="right"/>
    </style:style>
    <style:style style:name="Tabela3.A" style:family="table-column">
      <style:table-column-properties style:column-width="7.497cm"/>
    </style:style>
    <style:style style:name="Tabela3.B" style:family="table-column">
      <style:table-column-properties style:column-width="9.40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6.898cm" table:align="right"/>
    </style:style>
    <style:style style:name="Tabela4.A" style:family="table-column">
      <style:table-column-properties style:column-width="7.497cm"/>
    </style:style>
    <style:style style:name="Tabela4.B" style:family="table-column">
      <style:table-column-properties style:column-width="9.40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5" style:family="table">
      <style:table-properties style:width="16.898cm" table:align="right"/>
    </style:style>
    <style:style style:name="Tabela5.A" style:family="table-column">
      <style:table-column-properties style:column-width="7.497cm"/>
    </style:style>
    <style:style style:name="Tabela5.B" style:family="table-column">
      <style:table-column-properties style:column-width="9.40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6" style:family="table">
      <style:table-properties style:width="16.898cm" table:align="right"/>
    </style:style>
    <style:style style:name="Tabela6.A" style:family="table-column">
      <style:table-column-properties style:column-width="7.497cm"/>
    </style:style>
    <style:style style:name="Tabela6.B" style:family="table-column">
      <style:table-column-properties style:column-width="9.402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7" style:family="table">
      <style:table-properties style:width="16.898cm" table:align="right"/>
    </style:style>
    <style:style style:name="Tabela7.A" style:family="table-column">
      <style:table-column-properties style:column-width="7.497cm"/>
    </style:style>
    <style:style style:name="Tabela7.B" style:family="table-column">
      <style:table-column-properties style:column-width="9.402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8" style:family="table">
      <style:table-properties style:width="16.898cm" table:align="right"/>
    </style:style>
    <style:style style:name="Tabela8.A" style:family="table-column">
      <style:table-column-properties style:column-width="7.497cm"/>
    </style:style>
    <style:style style:name="Tabela8.B" style:family="table-column">
      <style:table-column-properties style:column-width="9.40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9" style:family="table">
      <style:table-properties style:width="16.898cm" table:align="right"/>
    </style:style>
    <style:style style:name="Tabela9.A" style:family="table-column">
      <style:table-column-properties style:column-width="7.497cm"/>
    </style:style>
    <style:style style:name="Tabela9.B" style:family="table-column">
      <style:table-column-properties style:column-width="9.402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3" style:family="table-cell">
      <style:table-cell-properties fo:padding="0.097cm" fo:border-left="0.05pt solid #000000" fo:border-right="none" fo:border-top="none" fo:border-bottom="0.05pt solid #000000"/>
    </style:style>
    <style:style style:name="Tabela10" style:family="table">
      <style:table-properties style:width="16.898cm" table:align="right"/>
    </style:style>
    <style:style style:name="Tabela10.A" style:family="table-column">
      <style:table-column-properties style:column-width="7.497cm"/>
    </style:style>
    <style:style style:name="Tabela10.B" style:family="table-column">
      <style:table-column-properties style:column-width="9.402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3" style:family="table-cell">
      <style:table-cell-properties fo:padding="0.097cm" fo:border-left="0.05pt solid #000000" fo:border-right="none" fo:border-top="none" fo:border-bottom="0.05pt solid #000000"/>
    </style:style>
    <style:style style:name="Tabela11" style:family="table">
      <style:table-properties style:width="16.898cm" table:align="right"/>
    </style:style>
    <style:style style:name="Tabela11.A" style:family="table-column">
      <style:table-column-properties style:column-width="7.497cm"/>
    </style:style>
    <style:style style:name="Tabela11.B" style:family="table-column">
      <style:table-column-properties style:column-width="9.402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2" style:family="table">
      <style:table-properties style:width="16.898cm" table:align="right"/>
    </style:style>
    <style:style style:name="Tabela12.A" style:family="table-column">
      <style:table-column-properties style:column-width="7.497cm"/>
    </style:style>
    <style:style style:name="Tabela12.B" style:family="table-column">
      <style:table-column-properties style:column-width="9.402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3" style:family="table-cell">
      <style:table-cell-properties fo:padding="0.097cm" fo:border-left="0.05pt solid #000000" fo:border-right="none" fo:border-top="none" fo:border-bottom="0.05pt solid #000000"/>
    </style:style>
    <style:style style:name="Tabela13" style:family="table">
      <style:table-properties style:width="16.898cm" table:align="right"/>
    </style:style>
    <style:style style:name="Tabela13.A" style:family="table-column">
      <style:table-column-properties style:column-width="7.497cm"/>
    </style:style>
    <style:style style:name="Tabela13.B" style:family="table-column">
      <style:table-column-properties style:column-width="9.402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3" style:family="table-cell">
      <style:table-cell-properties fo:padding="0.097cm" fo:border-left="0.05pt solid #000000" fo:border-right="none" fo:border-top="none" fo:border-bottom="0.05pt solid #000000"/>
    </style:style>
    <style:style style:name="Tabela14" style:family="table">
      <style:table-properties style:width="16.898cm" table:align="right"/>
    </style:style>
    <style:style style:name="Tabela14.A" style:family="table-column">
      <style:table-column-properties style:column-width="7.497cm"/>
    </style:style>
    <style:style style:name="Tabela14.B" style:family="table-column">
      <style:table-column-properties style:column-width="9.402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3" style:family="table-cell">
      <style:table-cell-properties fo:padding="0.097cm" fo:border-left="0.05pt solid #000000" fo:border-right="none" fo:border-top="none" fo:border-bottom="0.05pt solid #000000"/>
    </style:style>
    <style:style style:name="Tabela15" style:family="table">
      <style:table-properties style:width="16.898cm" table:align="right"/>
    </style:style>
    <style:style style:name="Tabela15.A" style:family="table-column">
      <style:table-column-properties style:column-width="7.497cm"/>
    </style:style>
    <style:style style:name="Tabela15.B" style:family="table-column">
      <style:table-column-properties style:column-width="9.402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3" style:family="table-cell">
      <style:table-cell-properties fo:padding="0.097cm" fo:border-left="0.05pt solid #000000" fo:border-right="none" fo:border-top="none" fo:border-bottom="0.05pt solid #000000"/>
    </style:style>
    <style:style style:name="Tabela16" style:family="table">
      <style:table-properties style:width="16.898cm" table:align="right"/>
    </style:style>
    <style:style style:name="Tabela16.A" style:family="table-column">
      <style:table-column-properties style:column-width="7.497cm"/>
    </style:style>
    <style:style style:name="Tabela16.B" style:family="table-column">
      <style:table-column-properties style:column-width="9.402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3" style:family="table-cell">
      <style:table-cell-properties fo:padding="0.097cm" fo:border-left="0.05pt solid #000000" fo:border-right="none" fo:border-top="none" fo:border-bottom="0.05pt solid #000000"/>
    </style:style>
    <style:style style:name="Tabela17" style:family="table">
      <style:table-properties style:width="16.898cm" table:align="right"/>
    </style:style>
    <style:style style:name="Tabela17.A" style:family="table-column">
      <style:table-column-properties style:column-width="7.497cm"/>
    </style:style>
    <style:style style:name="Tabela17.B" style:family="table-column">
      <style:table-column-properties style:column-width="9.402cm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A3" style:family="table-cell">
      <style:table-cell-properties fo:padding="0.097cm" fo:border-left="0.05pt solid #000000" fo:border-right="none" fo:border-top="none" fo:border-bottom="0.05pt solid #000000"/>
    </style:style>
    <style:style style:name="Tabela18" style:family="table">
      <style:table-properties style:width="16.898cm" table:align="right"/>
    </style:style>
    <style:style style:name="Tabela18.A" style:family="table-column">
      <style:table-column-properties style:column-width="7.497cm"/>
    </style:style>
    <style:style style:name="Tabela18.B" style:family="table-column">
      <style:table-column-properties style:column-width="9.402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3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6.898cm" table:align="right"/>
    </style:style>
    <style:style style:name="Tabela19.A" style:family="table-column">
      <style:table-column-properties style:column-width="7.497cm"/>
    </style:style>
    <style:style style:name="Tabela19.B" style:family="table-column">
      <style:table-column-properties style:column-width="9.402cm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2" style:family="table-row">
      <style:table-row-properties style:min-row-height="0.817cm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3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6.898cm" table:align="right"/>
    </style:style>
    <style:style style:name="Tabela20.A" style:family="table-column">
      <style:table-column-properties style:column-width="7.497cm"/>
    </style:style>
    <style:style style:name="Tabela20.B" style:family="table-column">
      <style:table-column-properties style:column-width="9.402cm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2" style:family="table-row">
      <style:table-row-properties style:min-row-height="0.817cm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3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6.898cm" table:align="right"/>
    </style:style>
    <style:style style:name="Tabela21.A" style:family="table-column">
      <style:table-column-properties style:column-width="7.497cm"/>
    </style:style>
    <style:style style:name="Tabela21.B" style:family="table-column">
      <style:table-column-properties style:column-width="9.402cm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2" style:family="table-row">
      <style:table-row-properties style:min-row-height="0.817cm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070ad"/>
    </style:style>
    <style:style style:name="P2" style:family="paragraph" style:parent-style-name="Standard">
      <style:text-properties officeooo:paragraph-rsid="0010a71c"/>
    </style:style>
    <style:style style:name="P3" style:family="paragraph" style:parent-style-name="Standard">
      <style:text-properties officeooo:paragraph-rsid="00112fdf"/>
    </style:style>
    <style:style style:name="P4" style:family="paragraph" style:parent-style-name="Standard">
      <style:text-properties officeooo:paragraph-rsid="00124817"/>
    </style:style>
    <style:style style:name="P5" style:family="paragraph" style:parent-style-name="Table_20_Contents">
      <style:text-properties officeooo:rsid="001070ad" officeooo:paragraph-rsid="001070ad"/>
    </style:style>
    <style:style style:name="P6" style:family="paragraph" style:parent-style-name="Table_20_Contents">
      <style:text-properties officeooo:rsid="001070ad" officeooo:paragraph-rsid="0010a71c"/>
    </style:style>
    <style:style style:name="P7" style:family="paragraph" style:parent-style-name="Table_20_Contents">
      <style:text-properties officeooo:rsid="001070ad" officeooo:paragraph-rsid="00112fdf"/>
    </style:style>
    <style:style style:name="P8" style:family="paragraph" style:parent-style-name="Table_20_Contents">
      <style:text-properties officeooo:rsid="001070ad" officeooo:paragraph-rsid="00124817"/>
    </style:style>
    <style:style style:name="T1" style:family="text">
      <style:text-properties style:font-name="Times New Roman" fo:language="pl" fo:country="PL" fo:font-style="normal" style:font-style-asian="normal" style:font-name-complex="Times New Roman1" style:font-style-complex="normal"/>
    </style:style>
    <style:style style:name="T2" style:family="text">
      <style:text-properties style:font-name="Times New Roman" fo:language="pl" fo:country="PL" fo:font-style="normal" officeooo:rsid="0010a71c" style:font-style-asian="normal" style:font-name-complex="Times New Roman1" style:font-style-complex="normal"/>
    </style:style>
    <style:style style:name="T3" style:family="text">
      <style:text-properties style:font-name="Times New Roman" fo:language="pl" fo:country="PL" fo:font-style="normal" officeooo:rsid="00112fdf" style:font-style-asian="normal" style:font-name-complex="Times New Roman1" style:font-style-complex="normal"/>
    </style:style>
    <style:style style:name="T4" style:family="text">
      <style:text-properties style:font-name="Times New Roman" fo:language="pl" fo:country="PL" fo:font-style="normal" officeooo:rsid="00124817" style:font-style-asian="normal" style:font-name-complex="Times New Roman1" style:font-style-complex="normal"/>
    </style:style>
    <style:style style:name="T5" style:family="text">
      <style:text-properties officeooo:rsid="0010a71c"/>
    </style:style>
    <style:style style:name="T6" style:family="text">
      <style:text-properties officeooo:rsid="00112fdf"/>
    </style:style>
    <style:style style:name="T7" style:family="text">
      <style:text-properties officeooo:rsid="00124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r 1</text:p>
          </table:table-cell>
          <table:table-cell table:style-name="Tabela1.B1" office:value-type="string">
            <text:p text:style-name="P5">Nazwa: Tesowanie wjazdu</text:p>
          </table:table-cell>
        </table:table-row>
        <table:table-row>
          <table:table-cell table:style-name="Tabela1.A2" table:number-columns-spanned="2" office:value-type="string">
            <text:p text:style-name="P5">Opis: Testowanie wjazdu z podaniem rejestracji o 7 znakach</text:p>
          </table:table-cell>
          <table:covered-table-cell/>
        </table:table-row>
        <table:table-row>
          <table:table-cell table:style-name="Tabela1.A3" office:value-type="string">
            <text:p text:style-name="P5">Tester: klient</text:p>
          </table:table-cell>
          <table:table-cell table:style-name="Tabela1.A2" office:value-type="string">
            <text:p text:style-name="P5">Termin testu: P<text:span text:style-name="T1">o podłączeniu kasownika oraz szlabanu do systemu</text:span></text:p>
          </table:table-cell>
        </table:table-row>
        <table:table-row>
          <table:table-cell table:style-name="Tabela1.A2" table:number-columns-spanned="2" office:value-type="string">
            <text:p text:style-name="P5">Dane wejsciowe: Pusty plikIN.txt, wprowadzany kod to „asd1234”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5">Przebieg: </text:p>
            <text:p text:style-name="P5">-Klient wpisuje w oknie wjazd 7 znakow i naciska przycisk bilet</text:p>
            <text:p text:style-name="P5">-System sprawdza czy kod ma 7 lub 8 znakow, </text:p>
            <text:p text:style-name="P5">-Kod ma 7 znakow, system dodaje do kodu 0</text:p>
            <text:p text:style-name="P5">-System dokonuje wpisu w plikIN.txt, podaje date i kod na ekranie oraz otwiera brame</text:p>
            <text:p text:style-name="P5">-klient może wjechac</text:p>
            <text:p text:style-name="P5">-system zamyka brame po 10s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5">Wynik: System dokonał wpisu w odpowiednim pliku wyswietlił wymagane informacje na ekranie oraz otworzył a następnie zamknął brame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5">Test Zaliczony</text:p>
          </table:table-cell>
          <table:covered-table-cell/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Nr 2</text:p>
          </table:table-cell>
          <table:table-cell table:style-name="Tabela2.B1" office:value-type="string">
            <text:p text:style-name="P5">Nazwa: Tesowanie wjazdu</text:p>
          </table:table-cell>
        </table:table-row>
        <table:table-row>
          <table:table-cell table:style-name="Tabela2.A2" table:number-columns-spanned="2" office:value-type="string">
            <text:p text:style-name="P5">Opis: Testowanie wjazdu z podaniem rejestracji o 8 znakach</text:p>
          </table:table-cell>
          <table:covered-table-cell/>
        </table:table-row>
        <table:table-row>
          <table:table-cell table:style-name="Tabela2.A3" office:value-type="string">
            <text:p text:style-name="P5">Tester: klient</text:p>
          </table:table-cell>
          <table:table-cell table:style-name="Tabela2.A2" office:value-type="string">
            <text:p text:style-name="P5">Termin testu: P<text:span text:style-name="T1">o podłączeniu kasownika oraz szlabanu do systemu</text:span></text:p>
          </table:table-cell>
        </table:table-row>
        <table:table-row>
          <table:table-cell table:style-name="Tabela2.A2" table:number-columns-spanned="2" office:value-type="string">
            <text:p text:style-name="P5">Dane wejsciowe: Pusty plikIN.txt, wprowadzany kod to „asd12345”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5">Przebieg: </text:p>
            <text:p text:style-name="P5">-Klient wpisuje w oknie wjazd 8 znakow i naciska przycisk bilet</text:p>
            <text:p text:style-name="P5">-System sprawdza czy kod ma 7 lub 8 znakow, </text:p>
            <text:p text:style-name="P5">-Kod ma 8 znakow, system dokonuje wpisu w plikIN.txt, podaje date i kod na ekranie oraz otwiera brame</text:p>
            <text:p text:style-name="P5">-klient może wjechac</text:p>
            <text:p text:style-name="P5">-system zamyka brame po 10s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5">Wynik: System dokonał wpisu w odpowiednim pliku wyswietlił wymagane informacje na ekranie oraz otworzył a następnie zamknął brame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5">Test Zaliczony</text:p>
          </table:table-cell>
          <table:covered-table-cell/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Nr 3</text:p>
          </table:table-cell>
          <table:table-cell table:style-name="Tabela3.B1" office:value-type="string">
            <text:p text:style-name="P5">Nazwa: Tesowanie wjazdu</text:p>
          </table:table-cell>
        </table:table-row>
        <table:table-row>
          <table:table-cell table:style-name="Tabela3.A2" table:number-columns-spanned="2" office:value-type="string">
            <text:p text:style-name="P5">Opis: Testowanie wjazdu z podaniem rejestracji o 6 znakach</text:p>
          </table:table-cell>
          <table:covered-table-cell/>
        </table:table-row>
        <table:table-row>
          <table:table-cell table:style-name="Tabela3.A3" office:value-type="string">
            <text:p text:style-name="P5">Tester: klient</text:p>
          </table:table-cell>
          <table:table-cell table:style-name="Tabela3.A2" office:value-type="string">
            <text:p text:style-name="P5">Termin testu: P<text:span text:style-name="T1">o podłączeniu kasownika oraz szlabanu do systemu</text:span></text:p>
          </table:table-cell>
        </table:table-row>
        <table:table-row>
          <table:table-cell table:style-name="Tabela3.A2" table:number-columns-spanned="2" office:value-type="string">
            <text:p text:style-name="P5">Dane wejsciowe: Pusty plikIN.txt, wprowadzany kod to „asd123”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5">Przebieg: </text:p>
            <text:p text:style-name="P5">-Klient wpisuje w oknie wjazd 7 znakow i naciska przycisk bilet</text:p>
            <text:p text:style-name="P5">-System sprawdza czy kod ma 7 lub 8 znakow, </text:p>
            <text:p text:style-name="P5">-Kod ma 6 znakow, system nie dokonuje zadnego wpisu</text:p>
            <text:p text:style-name="P5">-System nadal czeka na wpisanie porawidlowego ciagu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5">Wynik: System czeka na wprowadzenie kodu brama pozostaje zamknieta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5">Test Zaliczony</text:p>
          </table:table-cell>
          <table:covered-table-cell/>
        </table:table-row>
      </table:table>
      <text:p text:style-name="P1"><text:soft-page-break/></text:p>
      <text:p text:style-name="P1"/>
      <text:p text:style-name="P1"/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Nr 4</text:p>
          </table:table-cell>
          <table:table-cell table:style-name="Tabela4.B1" office:value-type="string">
            <text:p text:style-name="P5">Nazwa: Tesowanie wjazdu</text:p>
          </table:table-cell>
        </table:table-row>
        <table:table-row>
          <table:table-cell table:style-name="Tabela4.A2" table:number-columns-spanned="2" office:value-type="string">
            <text:p text:style-name="P5">Opis: Testowanie wjazdu z podaniem rejestracji o 9 znakach</text:p>
          </table:table-cell>
          <table:covered-table-cell/>
        </table:table-row>
        <table:table-row>
          <table:table-cell table:style-name="Tabela4.A3" office:value-type="string">
            <text:p text:style-name="P5">Tester: klient</text:p>
          </table:table-cell>
          <table:table-cell table:style-name="Tabela4.A2" office:value-type="string">
            <text:p text:style-name="P5">Termin testu: P<text:span text:style-name="T1">o podłączeniu kasownika oraz szlabanu do systemu</text:span></text:p>
          </table:table-cell>
        </table:table-row>
        <table:table-row>
          <table:table-cell table:style-name="Tabela4.A2" table:number-columns-spanned="2" office:value-type="string">
            <text:p text:style-name="P5">Dane wejsciowe: Pusty plikIN.txt, wprowadzany kod to „asd123456”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5">Przebieg: </text:p>
            <text:p text:style-name="P5">-Klient wpisuje w oknie wjazd 7 znakow i naciska przycisk bilet</text:p>
            <text:p text:style-name="P5">-System sprawdza czy kod ma 7 lub 8 znakow, </text:p>
            <text:p text:style-name="P5">-Kod ma 9 znakow, system nie dokonuje zadnego wpisu</text:p>
            <text:p text:style-name="P5">-System nadal czeka na wpisanie porawidlowego ciagu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5">Wynik: System czeka na wprowadzenie kodu brama pozostaje zamknieta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5">Test Zaliczony</text:p>
          </table:table-cell>
          <table:covered-table-cell/>
        </table:table-row>
      </table:table>
      <text:p text:style-name="P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">Nr 5</text:p>
          </table:table-cell>
          <table:table-cell table:style-name="Tabela5.B1" office:value-type="string">
            <text:p text:style-name="P5">Nazwa: Tesowanie logowania administratora</text:p>
          </table:table-cell>
        </table:table-row>
        <table:table-row>
          <table:table-cell table:style-name="Tabela5.A2" table:number-columns-spanned="2" office:value-type="string">
            <text:p text:style-name="P5">Opis: Administrator wprowadza poprawny login oraz haslo</text:p>
          </table:table-cell>
          <table:covered-table-cell/>
        </table:table-row>
        <table:table-row>
          <table:table-cell table:style-name="Tabela5.A3" office:value-type="string">
            <text:p text:style-name="P5">Tester: administrator</text:p>
          </table:table-cell>
          <table:table-cell table:style-name="Tabela5.A2" office:value-type="string">
            <text:p text:style-name="P5">Termin testu: <text:span text:style-name="T1">Po zalozeniu systemu i ustawieniu logionu oraz hasla</text:span></text:p>
          </table:table-cell>
        </table:table-row>
        <table:table-row>
          <table:table-cell table:style-name="Tabela5.A2" table:number-columns-spanned="2" office:value-type="string">
            <text:p text:style-name="P5">Dane wejsciowe: Wymagany login:”Admin”, haslo:”admin1”</text:p>
            <text:p text:style-name="P5"><text:s text:c="29"/>Wprowadzono login:”Admin”, haslo:”admin1”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5">Przebieg: </text:p>
            <text:p text:style-name="P5">-Administrator wpisuje wlasciwy login i haslo w oknie logowania</text:p>
            <text:p text:style-name="P5">-Wyswietla się okno wyboru czynnosci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5">Wynik: Umozliwiono uzytkownkowi dostęp do funkcji administratora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5">Test Zaliczony</text:p>
          </table:table-cell>
          <table:covered-table-cell/>
        </table:table-row>
      </table:table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">Nr 6</text:p>
          </table:table-cell>
          <table:table-cell table:style-name="Tabela6.B1" office:value-type="string">
            <text:p text:style-name="P5">Nazwa: Tesowanie logowania administratora</text:p>
          </table:table-cell>
        </table:table-row>
        <table:table-row>
          <table:table-cell table:style-name="Tabela6.A2" table:number-columns-spanned="2" office:value-type="string">
            <text:p text:style-name="P5">Opis: Administrator wprowadza nie poprawny login oraz haslo</text:p>
          </table:table-cell>
          <table:covered-table-cell/>
        </table:table-row>
        <table:table-row>
          <table:table-cell table:style-name="Tabela6.A3" office:value-type="string">
            <text:p text:style-name="P5">Tester: administrator</text:p>
          </table:table-cell>
          <table:table-cell table:style-name="Tabela6.A2" office:value-type="string">
            <text:p text:style-name="P5">Termin testu: <text:span text:style-name="T1">Po zalozeniu systemu i ustawieniu logionu oraz hasla</text:span></text:p>
          </table:table-cell>
        </table:table-row>
        <table:table-row>
          <table:table-cell table:style-name="Tabela6.A2" table:number-columns-spanned="2" office:value-type="string">
            <text:p text:style-name="P5">Dane wejsciowe: Wymagany login:”Admin”, haslo:”admin1”</text:p>
            <text:p text:style-name="P5"><text:s text:c="29"/>Wprowadzono login:”Adnin”, haslo:”admn1”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5">Przebieg: </text:p>
            <text:p text:style-name="P5">-Administrator wpisuje wlasciwy login i haslo w oknie logowania</text:p>
            <text:p text:style-name="P5">-Wyswietla się okno wyboru czynnosci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5">Wynik: Umozliwiono uzytkownkowi dostęp do funkcji administratora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5">Test Zaliczony</text:p>
          </table:table-cell>
          <table:covered-table-cell/>
        </table:table-row>
      </table:table>
      <text:p text:style-name="P2"/>
      <text:p text:style-name="P2"/>
      <text:p text:style-name="P2"/>
      <table:table table:name="Tabela7" table:style-name="Tabela7">
        <table:table-column table:style-name="Tabela7.A"/>
        <table:table-column table:style-name="Tabela7.B"/>
        <text:soft-page-break/>
        <table:table-row>
          <table:table-cell table:style-name="Tabela7.A1" office:value-type="string">
            <text:p text:style-name="P6">Nr <text:span text:style-name="T5">7</text:span></text:p>
          </table:table-cell>
          <table:table-cell table:style-name="Tabela7.B1" office:value-type="string">
            <text:p text:style-name="P6">Nazwa: Tesowanie <text:span text:style-name="T5">rysowania wykresu statystyk wjazdu</text:span></text:p>
          </table:table-cell>
        </table:table-row>
        <table:table-row>
          <table:table-cell table:style-name="Tabela7.A2" table:number-columns-spanned="2" office:value-type="string">
            <text:p text:style-name="P6">Opis: Administrator <text:span text:style-name="T5">wyswietla w oknie statystyki dzienne wjazdow gdy nie ma zadnych wjazdow w pliku</text:span></text:p>
          </table:table-cell>
          <table:covered-table-cell/>
        </table:table-row>
        <table:table-row>
          <table:table-cell table:style-name="Tabela7.A3" office:value-type="string">
            <text:p text:style-name="P6">Tester: administrator</text:p>
          </table:table-cell>
          <table:table-cell table:style-name="Tabela7.A2" office:value-type="string">
            <text:p text:style-name="P6">Termin testu: <text:span text:style-name="T1">Po zalozeniu systemu i ustawieniu </text:span><text:span text:style-name="T2">pliku wjazdu.</text:span></text:p>
          </table:table-cell>
        </table:table-row>
        <table:table-row>
          <table:table-cell table:style-name="Tabela7.A2" table:number-columns-spanned="2" office:value-type="string">
            <text:p text:style-name="P6">Dane wejsciowe: <text:span text:style-name="T5">zawartosc pliku plikIN.txt jest pusta</text:span>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6">Przebieg: </text:p>
            <text:p text:style-name="P6">-<text:span text:style-name="T5">Administrator otwiera okno statystyki</text:span></text:p>
            <text:p text:style-name="P6">-<text:span text:style-name="T5">Administrator naciska przycisk wjazdy</text:span></text:p>
            <text:p text:style-name="P6">-<text:span text:style-name="T5">System pozostawia puste pole wykresu</text:span>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6">Wynik: <text:span text:style-name="T5">System napotkal błąd</text:span>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6">Test <text:span text:style-name="T5">Nie</text:span> Zaliczony</text:p>
          </table:table-cell>
          <table:covered-table-cell/>
        </table:table-row>
      </table:table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Nr <text:span text:style-name="T5">8</text:span></text:p>
          </table:table-cell>
          <table:table-cell table:style-name="Tabela8.B1" office:value-type="string">
            <text:p text:style-name="P6">Nazwa: Tesowanie <text:span text:style-name="T5">rysowania wykresu statystyk wjazdu</text:span></text:p>
          </table:table-cell>
        </table:table-row>
        <table:table-row>
          <table:table-cell table:style-name="Tabela8.A2" table:number-columns-spanned="2" office:value-type="string">
            <text:p text:style-name="P6">Opis: Administrator <text:span text:style-name="T5">wyswietla w oknie statystyki dzienne wjazdow gdy jest jeden wpis w pliku</text:span></text:p>
          </table:table-cell>
          <table:covered-table-cell/>
        </table:table-row>
        <table:table-row>
          <table:table-cell table:style-name="Tabela8.A3" office:value-type="string">
            <text:p text:style-name="P6">Tester: administrator</text:p>
          </table:table-cell>
          <table:table-cell table:style-name="Tabela8.A2" office:value-type="string">
            <text:p text:style-name="P6">Termin testu: <text:span text:style-name="T1">Po zalozeniu systemu i ustawieniu </text:span><text:span text:style-name="T2">pliku wjazdu.</text:span></text:p>
          </table:table-cell>
        </table:table-row>
        <table:table-row>
          <table:table-cell table:style-name="Tabela8.A2" table:number-columns-spanned="2" office:value-type="string">
            <text:p text:style-name="P6">Dane wejsciowe: <text:span text:style-name="T5">zawartosc pliku plikIN.txt: „asd12345201409100048000000000000”</text:span></text:p>
          </table:table-cell>
          <table:covered-table-cell/>
        </table:table-row>
        <table:table-row>
          <table:table-cell table:style-name="Tabela8.A2" table:number-columns-spanned="2" office:value-type="string">
            <text:p text:style-name="P6">Przebieg: </text:p>
            <text:p text:style-name="P6">-<text:span text:style-name="T5">Administrator otwiera okno statystyki</text:span></text:p>
            <text:p text:style-name="P6">-<text:span text:style-name="T5">Administrator naciska przycisk wjazdy</text:span></text:p>
            <text:p text:style-name="P6">-<text:span text:style-name="T5">System rysuje jeden slupek danych</text:span></text:p>
          </table:table-cell>
          <table:covered-table-cell/>
        </table:table-row>
        <table:table-row>
          <table:table-cell table:style-name="Tabela8.A2" table:number-columns-spanned="2" office:value-type="string">
            <text:p text:style-name="P6">Wynik: <text:span text:style-name="T5">System rysuje linie w nie wlasciwy sposob</text:span></text:p>
          </table:table-cell>
          <table:covered-table-cell/>
        </table:table-row>
        <table:table-row>
          <table:table-cell table:style-name="Tabela8.A2" table:number-columns-spanned="2" office:value-type="string">
            <text:p text:style-name="P6">Test <text:span text:style-name="T5">Nie</text:span> Zaliczony</text:p>
          </table:table-cell>
          <table:covered-table-cell/>
        </table:table-row>
      </table:table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">Nr <text:span text:style-name="T5">9</text:span></text:p>
          </table:table-cell>
          <table:table-cell table:style-name="Tabela9.B1" office:value-type="string">
            <text:p text:style-name="P6">Nazwa: Tesowanie <text:span text:style-name="T5">rysowania wykresu statystyk wjazdu</text:span></text:p>
          </table:table-cell>
        </table:table-row>
        <table:table-row>
          <table:table-cell table:style-name="Tabela9.A2" table:number-columns-spanned="2" office:value-type="string">
            <text:p text:style-name="P6">Opis: Administrator <text:span text:style-name="T5">wyswietla w oknie statystyki dzienne wjazdow gdy są dwa wpisy w pliku</text:span></text:p>
          </table:table-cell>
          <table:covered-table-cell/>
        </table:table-row>
        <table:table-row>
          <table:table-cell table:style-name="Tabela9.A3" office:value-type="string">
            <text:p text:style-name="P6">Tester: administrator</text:p>
          </table:table-cell>
          <table:table-cell table:style-name="Tabela9.A2" office:value-type="string">
            <text:p text:style-name="P6">Termin testu: <text:span text:style-name="T1">Po zalozeniu systemu i ustawieniu </text:span><text:span text:style-name="T2">pliku wjazdu.</text:span></text:p>
          </table:table-cell>
        </table:table-row>
        <table:table-row>
          <table:table-cell table:style-name="Tabela9.A2" table:number-columns-spanned="2" office:value-type="string">
            <text:p text:style-name="P6">Dane wejsciowe: <text:span text:style-name="T5">zawartosc pliku plikIN.txt: „asd12345201409100048000000000000asd14520201409100050000000000000”</text:span>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6">Przebieg: </text:p>
            <text:p text:style-name="P6">-<text:span text:style-name="T5">Administrator otwiera okno statystyki</text:span></text:p>
            <text:p text:style-name="P6">-<text:span text:style-name="T5">Administrator naciska przycisk wjazdy</text:span></text:p>
            <text:p text:style-name="P6">-<text:span text:style-name="T5">System rysuje jeden slupek danych</text:span>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6">Wynik: <text:span text:style-name="T5">System rysuje linie w nie wlasciwy sposob</text:span>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6">Test <text:span text:style-name="T5">Nie</text:span> Zaliczony</text:p>
          </table:table-cell>
          <table:covered-table-cell/>
        </table:table-row>
      </table:table>
      <text:p text:style-name="P2"/>
      <text:p text:style-name="P2"/>
      <text:p text:style-name="P2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6">Nr <text:span text:style-name="T5">10</text:span></text:p>
          </table:table-cell>
          <table:table-cell table:style-name="Tabela10.B1" office:value-type="string">
            <text:p text:style-name="P6">Nazwa: Tesowanie <text:span text:style-name="T5">rysowania wykresu statystyk wjazdu</text:span></text:p>
          </table:table-cell>
        </table:table-row>
        <table:table-row>
          <table:table-cell table:style-name="Tabela10.A2" table:number-columns-spanned="2" office:value-type="string">
            <text:p text:style-name="P6">Opis: Administrator <text:span text:style-name="T5">wyswietla w oknie statystyki dzienne wjazdow gdy są dwa wpisy w pliku</text:span></text:p>
          </table:table-cell>
          <table:covered-table-cell/>
        </table:table-row>
        <table:table-row>
          <table:table-cell table:style-name="Tabela10.A3" office:value-type="string">
            <text:p text:style-name="P6">Tester: administrator</text:p>
          </table:table-cell>
          <table:table-cell table:style-name="Tabela10.A2" office:value-type="string">
            <text:p text:style-name="P6">Termin testu: <text:span text:style-name="T1">Po zalozeniu systemu i ustawieniu </text:span><text:span text:style-name="T2">pliku wjazdu.</text:span></text:p>
          </table:table-cell>
        </table:table-row>
        <table:table-row>
          <table:table-cell table:style-name="Tabela10.A2" table:number-columns-spanned="2" office:value-type="string">
            <text:p text:style-name="P6">Dane wejsciowe: <text:span text:style-name="T5">zawartosc pliku plikIN.txt: „asd12345201409100048000000000000asd14520201509100050000000000000”</text:span>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6">Przebieg: </text:p>
            <text:p text:style-name="P6">-<text:span text:style-name="T5">Administrator otwiera okno statystyki</text:span></text:p>
            <text:p text:style-name="P6">-<text:span text:style-name="T5">Administrator naciska przycisk wjazdy</text:span></text:p>
            <text:p text:style-name="P6">-<text:span text:style-name="T5">System rysuje dwa słupki danych</text:span>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6">Wynik: <text:span text:style-name="T5">System rysuje linie we wlasciwy sposob</text:span>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6">Test Zaliczony</text:p>
          </table:table-cell>
          <table:covered-table-cell/>
        </table:table-row>
      </table:table>
      <text:p text:style-name="P2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">Nr <text:span text:style-name="T5">10</text:span></text:p>
          </table:table-cell>
          <table:table-cell table:style-name="Tabela11.B1" office:value-type="string">
            <text:p text:style-name="P6">Nazwa: Tesowanie <text:span text:style-name="T5">eksportowania statystyk wjazdu</text:span></text:p>
          </table:table-cell>
        </table:table-row>
        <table:table-row>
          <table:table-cell table:style-name="Tabela11.A2" table:number-columns-spanned="2" office:value-type="string">
            <text:p text:style-name="P6">Opis: Administrator <text:span text:style-name="T5">wyswietla w oknie statystyki dzienne wjazdow gdy są dwa wpisy w pliku i proboje zapisac je do pliku</text:span></text:p>
          </table:table-cell>
          <table:covered-table-cell/>
        </table:table-row>
        <table:table-row>
          <table:table-cell table:style-name="Tabela11.A3" office:value-type="string">
            <text:p text:style-name="P6">Tester: administrator</text:p>
          </table:table-cell>
          <table:table-cell table:style-name="Tabela11.A2" office:value-type="string">
            <text:p text:style-name="P6">Termin testu: <text:span text:style-name="T1">Po zalozeniu systemu i ustawieniu </text:span><text:span text:style-name="T2">pliku wjazdu.</text:span></text:p>
          </table:table-cell>
        </table:table-row>
        <table:table-row>
          <table:table-cell table:style-name="Tabela11.A2" table:number-columns-spanned="2" office:value-type="string">
            <text:p text:style-name="P6">Dane wejsciowe: <text:span text:style-name="T5">zawartosc pliku plikIN.txt: „asd12345201409100048000000000000asd14520201509100050000000000000”</text:span>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6">Przebieg: </text:p>
            <text:p text:style-name="P6">-<text:span text:style-name="T5">Administrator otwiera okno statystyki</text:span></text:p>
            <text:p text:style-name="P6">-<text:span text:style-name="T5">Administrator naciska przycisk wjazdy</text:span></text:p>
            <text:p text:style-name="P6">-<text:span text:style-name="T5">System rysuje dwa słupki danych</text:span></text:p>
            <text:p text:style-name="P6">-<text:span text:style-name="T5">Administrator naciska przycisk export</text:span></text:p>
            <text:p text:style-name="P6">-<text:span text:style-name="T5">System zapisuje kolejno ilosc dzienna wjazdow</text:span>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6">Wynik: <text:span text:style-name="T5">System dokonal dwu prawidlowych wpisow w pliku EXPORT.txt</text:span>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6">Test Zaliczony</text:p>
          </table:table-cell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2" table:style-name="Tabela12">
        <table:table-column table:style-name="Tabela12.A"/>
        <table:table-column table:style-name="Tabela12.B"/>
        <text:soft-page-break/>
        <table:table-row>
          <table:table-cell table:style-name="Tabela12.A1" office:value-type="string">
            <text:p text:style-name="P6">Nr <text:span text:style-name="T5">11</text:span></text:p>
          </table:table-cell>
          <table:table-cell table:style-name="Tabela12.B1" office:value-type="string">
            <text:p text:style-name="P6">Nazwa: Tesowanie <text:span text:style-name="T5">eksportowania statystyk wjazdu</text:span></text:p>
          </table:table-cell>
        </table:table-row>
        <table:table-row>
          <table:table-cell table:style-name="Tabela12.A2" table:number-columns-spanned="2" office:value-type="string">
            <text:p text:style-name="P6">Opis: Administrator <text:span text:style-name="T5">wyswietla w oknie statystyki dzienne wjazdow gdy są dwa wpisy w pliku i proboje zapisac je do pliku</text:span></text:p>
          </table:table-cell>
          <table:covered-table-cell/>
        </table:table-row>
        <table:table-row>
          <table:table-cell table:style-name="Tabela12.A3" office:value-type="string">
            <text:p text:style-name="P6">Tester: administrator</text:p>
          </table:table-cell>
          <table:table-cell table:style-name="Tabela12.A2" office:value-type="string">
            <text:p text:style-name="P6">Termin testu: <text:span text:style-name="T1">Po zalozeniu systemu i ustawieniu </text:span><text:span text:style-name="T2">pliku wjazdu.</text:span></text:p>
          </table:table-cell>
        </table:table-row>
        <table:table-row>
          <table:table-cell table:style-name="Tabela12.A2" table:number-columns-spanned="2" office:value-type="string">
            <text:p text:style-name="P6">Dane wejsciowe: <text:span text:style-name="T5">zawartosc pliku plikIN.txt: „asd12345201409100048000000000000asd14520201509100050000000000000”</text:span>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6">Przebieg: </text:p>
            <text:p text:style-name="P6">-<text:span text:style-name="T5">Administrator otwiera okno statystyki</text:span></text:p>
            <text:p text:style-name="P6">-<text:span text:style-name="T5">Administrator naciska przycisk wjazdy</text:span></text:p>
            <text:p text:style-name="P6">-<text:span text:style-name="T5">System rysuje jeden slupek danych</text:span></text:p>
            <text:p text:style-name="P6">-<text:span text:style-name="T5">Administrator naciska przycisk export</text:span></text:p>
            <text:p text:style-name="P6">-<text:span text:style-name="T5">System zapisuje kolejno ilosc dzienna wjazdow</text:span>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6">Wynik: <text:span text:style-name="T5">System dokonal jednego prawidlowego wpisu w pliku EXPORT.txt</text:span>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6">Test Zaliczony</text:p>
          </table:table-cell>
          <table:covered-table-cell/>
        </table:table-row>
      </table:table>
      <text:p text:style-name="P2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">Nr <text:span text:style-name="T5">12</text:span></text:p>
          </table:table-cell>
          <table:table-cell table:style-name="Tabela13.B1" office:value-type="string">
            <text:p text:style-name="P6">Nazwa: Tesowanie <text:span text:style-name="T5">eksportowania statystyk wjazdu</text:span></text:p>
          </table:table-cell>
        </table:table-row>
        <table:table-row>
          <table:table-cell table:style-name="Tabela13.A2" table:number-columns-spanned="2" office:value-type="string">
            <text:p text:style-name="P6">Opis: Administrator <text:span text:style-name="T5">wyswietla w oknie statystyki dzienne wjazdow gdy jeden wpis w pliku i proboje zapisac je do pliku</text:span></text:p>
          </table:table-cell>
          <table:covered-table-cell/>
        </table:table-row>
        <table:table-row>
          <table:table-cell table:style-name="Tabela13.A3" office:value-type="string">
            <text:p text:style-name="P6">Tester: administrator</text:p>
          </table:table-cell>
          <table:table-cell table:style-name="Tabela13.A2" office:value-type="string">
            <text:p text:style-name="P6">Termin testu: <text:span text:style-name="T1">Po zalozeniu systemu i ustawieniu </text:span><text:span text:style-name="T2">pliku wjazdu.</text:span></text:p>
          </table:table-cell>
        </table:table-row>
        <table:table-row>
          <table:table-cell table:style-name="Tabela13.A2" table:number-columns-spanned="2" office:value-type="string">
            <text:p text:style-name="P6">Dane wejsciowe: <text:span text:style-name="T5">zawartosc pliku plikIN.txt: „asd12345201409100048000000000000”</text:span></text:p>
          </table:table-cell>
          <table:covered-table-cell/>
        </table:table-row>
        <table:table-row>
          <table:table-cell table:style-name="Tabela13.A2" table:number-columns-spanned="2" office:value-type="string">
            <text:p text:style-name="P6">Przebieg: </text:p>
            <text:p text:style-name="P6">-<text:span text:style-name="T5">Administrator otwiera okno statystyki</text:span></text:p>
            <text:p text:style-name="P6">-<text:span text:style-name="T5">Administrator naciska przycisk wjazdy</text:span></text:p>
            <text:p text:style-name="P6">-<text:span text:style-name="T5">System rysuje dwa słupki danych</text:span></text:p>
            <text:p text:style-name="P6">-<text:span text:style-name="T5">Administrator naciska przycisk export</text:span></text:p>
            <text:p text:style-name="P6">-<text:span text:style-name="T5">System zapisuje kolejno ilosc dzienna wjazdow</text:span></text:p>
          </table:table-cell>
          <table:covered-table-cell/>
        </table:table-row>
        <table:table-row>
          <table:table-cell table:style-name="Tabela13.A2" table:number-columns-spanned="2" office:value-type="string">
            <text:p text:style-name="P7">Wynik: <text:span text:style-name="T5">System dokonal jednego prawidlowego wpisu w pliku EXPORT.txt</text:span></text:p>
          </table:table-cell>
          <table:covered-table-cell/>
        </table:table-row>
        <table:table-row>
          <table:table-cell table:style-name="Tabela13.A2" table:number-columns-spanned="2" office:value-type="string">
            <text:p text:style-name="P6">Test Zaliczony</text:p>
          </table:table-cell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7">Nr <text:span text:style-name="T5">13</text:span></text:p>
          </table:table-cell>
          <table:table-cell table:style-name="Tabela14.B1" office:value-type="string">
            <text:p text:style-name="P7">Nazwa: Tesowanie <text:span text:style-name="T5">eksportowania statystyk wjazdu</text:span></text:p>
          </table:table-cell>
        </table:table-row>
        <table:table-row>
          <table:table-cell table:style-name="Tabela14.A2" table:number-columns-spanned="2" office:value-type="string">
            <text:p text:style-name="P7">Opis: Administrator <text:span text:style-name="T5">wyswietla w oknie statystyki dzienne wjazdow gdy nie ma wpisow w pliku i proboje zapisac je do pliku</text:span></text:p>
          </table:table-cell>
          <table:covered-table-cell/>
        </table:table-row>
        <table:table-row>
          <table:table-cell table:style-name="Tabela14.A3" office:value-type="string">
            <text:p text:style-name="P7">Tester: administrator</text:p>
          </table:table-cell>
          <table:table-cell table:style-name="Tabela14.A2" office:value-type="string">
            <text:p text:style-name="P7">Termin testu: <text:span text:style-name="T1">Po zalozeniu systemu i ustawieniu </text:span><text:span text:style-name="T2">pliku wjazdu.</text:span></text:p>
          </table:table-cell>
        </table:table-row>
        <table:table-row>
          <table:table-cell table:style-name="Tabela14.A2" table:number-columns-spanned="2" office:value-type="string">
            <text:p text:style-name="P7">Dane wejsciowe: <text:span text:style-name="T5">zawartosc pliku plikIN.txt: „”</text:span></text:p>
          </table:table-cell>
          <table:covered-table-cell/>
        </table:table-row>
        <table:table-row>
          <table:table-cell table:style-name="Tabela14.A2" table:number-columns-spanned="2" office:value-type="string">
            <text:p text:style-name="P7">Przebieg: </text:p>
            <text:p text:style-name="P7">-<text:span text:style-name="T5">Administrator otwiera okno statystyki</text:span></text:p>
            <text:p text:style-name="P7">-<text:span text:style-name="T5">Administrator naciska przycisk wjazdy</text:span></text:p>
            <text:p text:style-name="P7">-<text:span text:style-name="T5">System rysuje dwa słupki danych</text:span></text:p>
            <text:p text:style-name="P7">-<text:span text:style-name="T5">Administrator naciska przycisk export</text:span></text:p>
            <text:p text:style-name="P7">-<text:span text:style-name="T5">System zapisuje kolejno ilosc dzienna wjazdow</text:span></text:p>
          </table:table-cell>
          <table:covered-table-cell/>
        </table:table-row>
        <table:table-row>
          <table:table-cell table:style-name="Tabela14.A2" table:number-columns-spanned="2" office:value-type="string">
            <text:p text:style-name="P7">Wynik: <text:span text:style-name="T5">System napotkal błąd</text:span></text:p>
          </table:table-cell>
          <table:covered-table-cell/>
        </table:table-row>
        <table:table-row>
          <table:table-cell table:style-name="Tabela14.A2" table:number-columns-spanned="2" office:value-type="string">
            <text:p text:style-name="P7">Test <text:span text:style-name="T6">nie</text:span> <text:span text:style-name="T6">z</text:span>aliczony</text:p>
          </table:table-cell>
          <table:covered-table-cell/>
        </table:table-row>
      </table:table>
      <text:p text:style-name="P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">Nr <text:span text:style-name="T5">14</text:span></text:p>
          </table:table-cell>
          <table:table-cell table:style-name="Tabela15.B1" office:value-type="string">
            <text:p text:style-name="P7">Nazwa: Tesowanie <text:span text:style-name="T5">eksportowania statystyk wjazdu</text:span></text:p>
          </table:table-cell>
        </table:table-row>
        <table:table-row>
          <table:table-cell table:style-name="Tabela15.A2" table:number-columns-spanned="2" office:value-type="string">
            <text:p text:style-name="P7">Opis: Administrator <text:span text:style-name="T5">wyswietla w oknie statystyki dzienne wjazdow gdy nie ma wpisow w pliku i proboje zapisac je do pliku</text:span></text:p>
          </table:table-cell>
          <table:covered-table-cell/>
        </table:table-row>
        <table:table-row>
          <table:table-cell table:style-name="Tabela15.A3" office:value-type="string">
            <text:p text:style-name="P7">Tester: administrator</text:p>
          </table:table-cell>
          <table:table-cell table:style-name="Tabela15.A2" office:value-type="string">
            <text:p text:style-name="P7">Termin testu: <text:span text:style-name="T1">Po zalozeniu systemu i ustawieniu </text:span><text:span text:style-name="T2">pliku wjazdu.</text:span></text:p>
          </table:table-cell>
        </table:table-row>
        <table:table-row>
          <table:table-cell table:style-name="Tabela15.A2" table:number-columns-spanned="2" office:value-type="string">
            <text:p text:style-name="P7">Dane wejsciowe: <text:span text:style-name="T5">zawartosc pliku plikIN.txt: „”</text:span>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7">Przebieg: </text:p>
            <text:p text:style-name="P7">-<text:span text:style-name="T5">Administrator otwiera okno statystyki</text:span></text:p>
            <text:p text:style-name="P7">-<text:span text:style-name="T5">Administrator naciska przycisk wjazdy</text:span></text:p>
            <text:p text:style-name="P7">-<text:span text:style-name="T5">System rysuje dwa słupki danych</text:span></text:p>
            <text:p text:style-name="P7">-<text:span text:style-name="T5">Administrator naciska przycisk export</text:span></text:p>
            <text:p text:style-name="P7">-<text:span text:style-name="T5">System zapisuje kolejno ilosc dzienna wjazdow</text:span>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7">Wynik: <text:span text:style-name="T5">System napotkal błąd</text:span>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7">Test <text:span text:style-name="T6">nie</text:span> <text:span text:style-name="T6">z</text:span>aliczony</text:p>
          </table:table-cell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a16" table:style-name="Tabela16">
        <table:table-column table:style-name="Tabela16.A"/>
        <table:table-column table:style-name="Tabela16.B"/>
        <text:soft-page-break/>
        <table:table-row>
          <table:table-cell table:style-name="Tabela16.A1" office:value-type="string">
            <text:p text:style-name="P7">Nr 1<text:span text:style-name="T6">5</text:span></text:p>
          </table:table-cell>
          <table:table-cell table:style-name="Tabela16.B1" office:value-type="string">
            <text:p text:style-name="P7">Nazwa: Tesowanie <text:span text:style-name="T6">oplat</text:span></text:p>
          </table:table-cell>
        </table:table-row>
        <table:table-row>
          <table:table-cell table:style-name="Tabela16.A2" table:number-columns-spanned="2" office:value-type="string">
            <text:p text:style-name="P7">Opis: Testowanie <text:span text:style-name="T6">oplaty naliczanej po przebywaniu na parkingu</text:span></text:p>
          </table:table-cell>
          <table:covered-table-cell/>
        </table:table-row>
        <table:table-row>
          <table:table-cell table:style-name="Tabela16.A3" office:value-type="string">
            <text:p text:style-name="P7">Tester: klient</text:p>
          </table:table-cell>
          <table:table-cell table:style-name="Tabela16.A2" office:value-type="string">
            <text:p text:style-name="P7">Termin testu: P<text:span text:style-name="T1">o podłączeniu </text:span><text:span text:style-name="T3">biletomatu</text:span><text:span text:style-name="T1"> do systemu</text:span></text:p>
          </table:table-cell>
        </table:table-row>
        <table:table-row>
          <table:table-cell table:style-name="Tabela16.A2" table:number-columns-spanned="2" office:value-type="string">
            <text:p text:style-name="P7">Dane wejsciowe: plikIN.txt:”<text:span text:style-name="T6">asd12340201407000104000000000000”</text:span></text:p>
            <text:p text:style-name="P8"><text:s text:c="5"/><text:span text:style-name="T6">data w systemie 201407000104,</text:span> <text:span text:style-name="T7">wprowadzony kod rejestracji asd1234</text:span>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7">Przebieg: </text:p>
            <text:p text:style-name="P7">-<text:span text:style-name="T6">Klient wpisuje w oknie oplata kod rejestracji, który nie został oplacony, wciska przycisk bilet</text:span></text:p>
            <text:p text:style-name="P7">-<text:span text:style-name="T6">System Wyszukuje kod, oblicza oplate i wyswietla kwote </text:span></text:p>
            <text:p text:style-name="P7">-<text:span text:style-name="T6">Klient wciska oplata</text:span></text:p>
            <text:p text:style-name="P7">-<text:span text:style-name="T6">Wpis zostaje zaktualizowany o date oplaty</text:span></text:p>
            <text:p text:style-name="P7">-<text:span text:style-name="T6">Klient udaje się do wyjscia</text:span>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7">Wynik: System dokonał wpisu w odpowiednim pliku wyswietlił wymagane informacje na ekranie 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7">Test Zaliczony</text:p>
          </table:table-cell>
          <table:covered-table-cell/>
        </table:table-row>
      </table:table>
      <text:p text:style-name="P3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7">Nr 1<text:span text:style-name="T7">6</text:span></text:p>
          </table:table-cell>
          <table:table-cell table:style-name="Tabela17.B1" office:value-type="string">
            <text:p text:style-name="P7">Nazwa: Tesowanie <text:span text:style-name="T6">oplat</text:span></text:p>
          </table:table-cell>
        </table:table-row>
        <table:table-row>
          <table:table-cell table:style-name="Tabela17.A2" table:number-columns-spanned="2" office:value-type="string">
            <text:p text:style-name="P8">Opis: Testowanie <text:span text:style-name="T6">oplaty naliczanej po krotkim przebywaniu na parkingu</text:span></text:p>
          </table:table-cell>
          <table:covered-table-cell/>
        </table:table-row>
        <table:table-row>
          <table:table-cell table:style-name="Tabela17.A3" office:value-type="string">
            <text:p text:style-name="P7">Tester: klient</text:p>
          </table:table-cell>
          <table:table-cell table:style-name="Tabela17.A2" office:value-type="string">
            <text:p text:style-name="P7">Termin testu: P<text:span text:style-name="T1">o podłączeniu </text:span><text:span text:style-name="T3">biletomatu</text:span><text:span text:style-name="T1"> do systemu</text:span></text:p>
          </table:table-cell>
        </table:table-row>
        <table:table-row>
          <table:table-cell table:style-name="Tabela17.A2" table:number-columns-spanned="2" office:value-type="string">
            <text:p text:style-name="P7">Dane wejsciowe: plikIN.txt:”<text:span text:style-name="T6">asd12340201407010104000000000000”</text:span></text:p>
            <text:p text:style-name="P8"><text:s text:c="5"/><text:span text:style-name="T6">data w systemie 201407010104,</text:span> <text:span text:style-name="T7">wprowadzony kod rejestracji asd1234</text:span>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7">Przebieg: </text:p>
            <text:p text:style-name="P7">-<text:span text:style-name="T6">Klient wpisuje w oknie oplata kod rejestracji, który nie został oplacony, wciska przycisk bilet</text:span></text:p>
            <text:p text:style-name="P7">-<text:span text:style-name="T6">System Wyszukuje kod, czas postoju zbyt krotki by naliczac oplate</text:span></text:p>
            <text:p text:style-name="P7">-<text:span text:style-name="T6">Klient wciska oplata</text:span></text:p>
            <text:p text:style-name="P7">-<text:span text:style-name="T6">Wpis zostaje zaktualizowany o date oplaty</text:span></text:p>
            <text:p text:style-name="P7">-<text:span text:style-name="T6">Klient udaje się do wyjscia</text:span>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7">Wynik: System dokonał wpisu w odpowiednim pliku wyswietlił wymagane informacje na ekranie 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7">Test Zaliczony</text:p>
          </table:table-cell>
          <table:covered-table-cell/>
        </table:table-row>
      </table:table>
      <text:p text:style-name="P4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8">Nr 1<text:span text:style-name="T7">7</text:span></text:p>
          </table:table-cell>
          <table:table-cell table:style-name="Tabela18.B1" office:value-type="string">
            <text:p text:style-name="P8">Nazwa: Tesowanie <text:span text:style-name="T6">oplat</text:span></text:p>
          </table:table-cell>
        </table:table-row>
        <table:table-row>
          <table:table-cell table:style-name="Tabela18.A2" table:number-columns-spanned="2" office:value-type="string">
            <text:p text:style-name="P8">Opis: Testowanie <text:span text:style-name="T6">oplaty kodu którego nie ma w pliku</text:span></text:p>
          </table:table-cell>
          <table:covered-table-cell/>
        </table:table-row>
        <table:table-row>
          <table:table-cell table:style-name="Tabela18.A3" office:value-type="string">
            <text:p text:style-name="P8">Tester: klient</text:p>
          </table:table-cell>
          <table:table-cell table:style-name="Tabela18.A2" office:value-type="string">
            <text:p text:style-name="P8">Termin testu: P<text:span text:style-name="T1">o podłączeniu </text:span><text:span text:style-name="T3">biletomatu</text:span><text:span text:style-name="T1"> do systemu</text:span></text:p>
          </table:table-cell>
        </table:table-row>
        <table:table-row>
          <table:table-cell table:style-name="Tabela18.A2" table:number-columns-spanned="2" office:value-type="string">
            <text:p text:style-name="P8">Dane wejsciowe: plikIN.txt:”<text:span text:style-name="T6">asd12350201407010104000000000000”</text:span></text:p>
            <text:p text:style-name="P8"><text:s text:c="5"/><text:span text:style-name="T7">wprowadzony kod rejestracji asd1236</text:span></text:p>
          </table:table-cell>
          <table:covered-table-cell/>
        </table:table-row>
        <table:table-row>
          <table:table-cell table:style-name="Tabela18.A2" table:number-columns-spanned="2" office:value-type="string">
            <text:p text:style-name="P8">Przebieg: </text:p>
            <text:p text:style-name="P8">-<text:span text:style-name="T6">Klient wpisuje w oknie oplata kod rejestracji, którego nie ma w pliku</text:span></text:p>
            <text:p text:style-name="P8">-<text:span text:style-name="T7">Stem wyswietla informacje o wprowadzeniu zlego kodu</text:span></text:p>
          </table:table-cell>
          <table:covered-table-cell/>
        </table:table-row>
        <table:table-row>
          <table:table-cell table:style-name="Tabela18.A2" table:number-columns-spanned="2" office:value-type="string">
            <text:p text:style-name="P8">Wynik: <text:span text:style-name="T7">System wyswietlil odpowiednia informacje</text:span></text:p>
          </table:table-cell>
          <table:covered-table-cell/>
        </table:table-row>
        <table:table-row>
          <table:table-cell table:style-name="Tabela18.A2" table:number-columns-spanned="2" office:value-type="string">
            <text:p text:style-name="P8">Test Zaliczony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able:table table:name="Tabela19" table:style-name="Tabela19">
        <table:table-column table:style-name="Tabela19.A"/>
        <table:table-column table:style-name="Tabela19.B"/>
        <text:soft-page-break/>
        <table:table-row>
          <table:table-cell table:style-name="Tabela19.A1" office:value-type="string">
            <text:p text:style-name="P8">Nr 1<text:span text:style-name="T7">8</text:span></text:p>
          </table:table-cell>
          <table:table-cell table:style-name="Tabela19.B1" office:value-type="string">
            <text:p text:style-name="P8">Nazwa: Tesowanie <text:span text:style-name="T7">wyjazdu</text:span></text:p>
          </table:table-cell>
        </table:table-row>
        <table:table-row table:style-name="Tabela19.2">
          <table:table-cell table:style-name="Tabela19.A2" table:number-columns-spanned="2" office:value-type="string">
            <text:p text:style-name="P8">Opis: Testowanie<text:span text:style-name="T6"> kodu którego nie ma w pliku plikIN.txt</text:span></text:p>
          </table:table-cell>
          <table:covered-table-cell/>
        </table:table-row>
        <table:table-row>
          <table:table-cell table:style-name="Tabela19.A3" office:value-type="string">
            <text:p text:style-name="P8">Tester: klient</text:p>
          </table:table-cell>
          <table:table-cell table:style-name="Tabela19.A2" office:value-type="string">
            <text:p text:style-name="P8">Termin testu: P<text:span text:style-name="T1">o podłączeniu </text:span><text:span text:style-name="T3">biletomatu </text:span><text:span text:style-name="T4">i bramy</text:span><text:span text:style-name="T1"> do systemu</text:span></text:p>
          </table:table-cell>
        </table:table-row>
        <table:table-row>
          <table:table-cell table:style-name="Tabela19.A2" table:number-columns-spanned="2" office:value-type="string">
            <text:p text:style-name="P8">Dane wejsciowe: plikIN.txt:”<text:span text:style-name="T7">asd12340201409000104201409100119”</text:span></text:p>
            <text:p text:style-name="P8"><text:s text:c="5"/><text:span text:style-name="T7">wprowadzony kod rejestracji asd1235</text:span></text:p>
          </table:table-cell>
          <table:covered-table-cell/>
        </table:table-row>
        <table:table-row>
          <table:table-cell table:style-name="Tabela19.A2" table:number-columns-spanned="2" office:value-type="string">
            <text:p text:style-name="P8">Przebieg: </text:p>
            <text:p text:style-name="P8">-<text:span text:style-name="T6">Klient wpisuje w oknie wyjazd kod którego nie ma w pliku</text:span></text:p>
            <text:p text:style-name="P8">-<text:span text:style-name="T7">System czeka na wpisanie wlasciewgo kodu, nie otwiera bramy</text:span></text:p>
          </table:table-cell>
          <table:covered-table-cell/>
        </table:table-row>
        <table:table-row>
          <table:table-cell table:style-name="Tabela19.A2" table:number-columns-spanned="2" office:value-type="string">
            <text:p text:style-name="P8">Wynik: <text:span text:style-name="T7">System nie otworzyl bramy</text:span></text:p>
          </table:table-cell>
          <table:covered-table-cell/>
        </table:table-row>
        <table:table-row>
          <table:table-cell table:style-name="Tabela19.A2" table:number-columns-spanned="2" office:value-type="string">
            <text:p text:style-name="P8">Test Zaliczony</text:p>
          </table:table-cell>
          <table:covered-table-cell/>
        </table:table-row>
      </table:table>
      <text:p text:style-name="P4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8">Nr 1<text:span text:style-name="T7">9</text:span></text:p>
          </table:table-cell>
          <table:table-cell table:style-name="Tabela20.B1" office:value-type="string">
            <text:p text:style-name="P8">Nazwa: Tesowanie <text:span text:style-name="T7">wyjazdu</text:span></text:p>
          </table:table-cell>
        </table:table-row>
        <table:table-row table:style-name="Tabela20.2">
          <table:table-cell table:style-name="Tabela20.A2" table:number-columns-spanned="2" office:value-type="string">
            <text:p text:style-name="P8">Opis: Testowanie<text:span text:style-name="T6"> kodu który zostal oplacony</text:span></text:p>
          </table:table-cell>
          <table:covered-table-cell/>
        </table:table-row>
        <table:table-row>
          <table:table-cell table:style-name="Tabela20.A3" office:value-type="string">
            <text:p text:style-name="P8">Tester: klient</text:p>
          </table:table-cell>
          <table:table-cell table:style-name="Tabela20.A2" office:value-type="string">
            <text:p text:style-name="P8">Termin testu: P<text:span text:style-name="T1">o podłączeniu </text:span><text:span text:style-name="T3">biletomatu </text:span><text:span text:style-name="T4">i bramy</text:span><text:span text:style-name="T1"> do systemu</text:span></text:p>
          </table:table-cell>
        </table:table-row>
        <table:table-row>
          <table:table-cell table:style-name="Tabela20.A2" table:number-columns-spanned="2" office:value-type="string">
            <text:p text:style-name="P8">Dane wejsciowe: plikIN.txt:”<text:span text:style-name="T7">asd12340201409000104201409100119”</text:span></text:p>
            <text:p text:style-name="P8"><text:s text:c="5"/><text:span text:style-name="T7">wprowadzony kod rejestracji asd1234</text:span>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8">Przebieg: </text:p>
            <text:p text:style-name="P8">-<text:span text:style-name="T6">Klient wpisuje w oknie wyjazd kod który został oplacony</text:span></text:p>
            <text:p text:style-name="P8">-<text:span text:style-name="T7">System przenosi plik do Oplacone.txt, otwiera brame umozliwiajac klientowi wyjazd</text:span></text:p>
            <text:p text:style-name="P8">- <text:span text:style-name="T7">System zamyka brame.</text:span>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8">Wynik: <text:span text:style-name="T7">System przeniosl wpis do odpowiedniego pliku, otworzyl i zamnknął bramę</text:span>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8">Test Zaliczony</text:p>
          </table:table-cell>
          <table:covered-table-cell/>
        </table:table-row>
      </table:table>
      <text:p text:style-name="P4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8">Nr <text:span text:style-name="T7">20</text:span></text:p>
          </table:table-cell>
          <table:table-cell table:style-name="Tabela21.B1" office:value-type="string">
            <text:p text:style-name="P8">Nazwa: Tesowanie <text:span text:style-name="T7">wyjazdu</text:span></text:p>
          </table:table-cell>
        </table:table-row>
        <table:table-row table:style-name="Tabela21.2">
          <table:table-cell table:style-name="Tabela21.A2" table:number-columns-spanned="2" office:value-type="string">
            <text:p text:style-name="P8">Opis: Testowanie<text:span text:style-name="T6"> kodu który nie zostal oplacony</text:span></text:p>
          </table:table-cell>
          <table:covered-table-cell/>
        </table:table-row>
        <table:table-row>
          <table:table-cell table:style-name="Tabela21.A3" office:value-type="string">
            <text:p text:style-name="P8">Tester: klient</text:p>
          </table:table-cell>
          <table:table-cell table:style-name="Tabela21.A2" office:value-type="string">
            <text:p text:style-name="P8">Termin testu: P<text:span text:style-name="T1">o podłączeniu </text:span><text:span text:style-name="T3">biletomatu </text:span><text:span text:style-name="T4">i bramy</text:span><text:span text:style-name="T1"> do systemu</text:span></text:p>
          </table:table-cell>
        </table:table-row>
        <table:table-row>
          <table:table-cell table:style-name="Tabela21.A2" table:number-columns-spanned="2" office:value-type="string">
            <text:p text:style-name="P8">Dane wejsciowe: plikIN.txt:”<text:span text:style-name="T7">asd12340201409100128000000000000”</text:span></text:p>
            <text:p text:style-name="P8"><text:s text:c="5"/><text:span text:style-name="T7">wprowadzony kod rejestracji asd1234</text:span>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8">Przebieg: </text:p>
            <text:p text:style-name="P8">-<text:span text:style-name="T6">Klient wpisuje w oknie wyjazd kod który nie został oplacony</text:span></text:p>
            <text:p text:style-name="P8">-<text:span text:style-name="T7">System czeka na wpisanie wlasciewgo kodu, nie otwiera bramy</text:span>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8">Wynik: <text:span text:style-name="T7">System nie otworzyl bramy</text:span>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8">Test Zaliczony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00:13:26.582000000</meta:creation-date>
    <dc:date>2014-09-10T01:31:10.504000000</dc:date>
    <meta:editing-duration>PT24S</meta:editing-duration>
    <meta:editing-cycles>1</meta:editing-cycles>
    <meta:document-statistic meta:table-count="21" meta:image-count="0" meta:object-count="0" meta:page-count="8" meta:paragraph-count="276" meta:word-count="1531" meta:character-count="11416" meta:non-whitespace-character-count="10045"/>
    <meta:generator>LibreOffice/4.2.5.2$Windows_x86 LibreOffice_project/61cb170a04bb1f12e77c884eab9192be736ec5f5</meta:generator>
  </office:meta>
</office:document-meta>
</file>